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04" table:default-cell-style-name="ce3"/>
        <table:table-column table:style-name="co1" table:number-columns-repeated="15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number-columns-repeated="101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6">16/03/2012</text:date>, <text:time>16:2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16T16:24:54</dc:date>
    <dc:creator>Rafael Beirigo</dc:creator>
    <meta:editing-duration>PT04H57M41S</meta:editing-duration>
    <meta:editing-cycles>15</meta:editing-cycles>
    <meta:generator>OpenOffice.org/3.2$Unix OpenOffice.org_project/320m12$Build-9483</meta:generator>
    <meta:document-statistic meta:table-count="1" meta:cell-count="196" meta:object-count="0"/>
  </office:meta>
</office:document-meta>
</file>